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9b0" officeooo:paragraph-rsid="000579b0"/>
    </style:style>
    <style:style style:name="P2" style:family="paragraph" style:parent-style-name="Standard">
      <style:text-properties officeooo:rsid="0006ea78" officeooo:paragraph-rsid="0006ea78"/>
    </style:style>
    <style:style style:name="P3" style:family="paragraph" style:parent-style-name="Standard">
      <style:text-properties officeooo:paragraph-rsid="0006ea78"/>
    </style:style>
    <style:style style:name="T1" style:family="text">
      <style:text-properties officeooo:rsid="000579b0"/>
    </style:style>
    <style:style style:name="T2" style:family="text">
      <style:text-properties officeooo:rsid="0006ea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turo</text:p>
      <text:p text:style-name="P1">Uno dei punti principali del progetto è permettere a tutti di accedere ai dati raccolti. Per far questo La centralina invierà i dati raccolti a un server <text:s/>che li salverà in un database, in questo modo i dati saranno accessibili anche in caso di problemi alla centralina. Successivamente le persone potranno accedere ai dati tramite un sito realizzato con OpenMct e Svelte. Inoltre saranno disponibili delle api json aperte che permetteranno anche ad altri sviluppatori usare i dati raccolti per i propri programmi.</text:p>
      <text:p text:style-name="P1"/>
      <text:p text:style-name="P1"/>
      <text:p text:style-name="P2">Presente</text:p>
      <text:p text:style-name="P3"><text:span text:style-name="T1">Uno dei punti principali del progetto è permettere a tutti di accedere ai dati raccolti. Per far questo La centralina invi</text:span><text:span text:style-name="T2">a</text:span><text:span text:style-name="T1"> </text:span><text:span text:style-name="T2">i dati</text:span><text:span text:style-name="T1"> a un server <text:s/>che li salv</text:span><text:span text:style-name="T2">a</text:span><text:span text:style-name="T1"> in un database, in questo modo i dati </text:span><text:span text:style-name="T2">sono</text:span><text:span text:style-name="T1"> accessibili anche in caso di problemi alla centralina. Successivamente le persone </text:span><text:span text:style-name="T2">possono</text:span><text:span text:style-name="T1"> accedere ai dati tramite un sito realizzato con OpenMct e Svelte. Inoltre delle api json aperte che permett</text:span><text:span text:style-name="T2">ono</text:span><text:span text:style-name="T1"> anche ad altri sviluppatori usare i dati raccolti per i propri programm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00:43:12.715771473</meta:creation-date>
    <dc:date>2021-03-21T01:03:54.048421402</dc:date>
    <meta:editing-duration>PT10M3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165" meta:character-count="1002" meta:non-whitespace-character-count="839"/>
  </office:meta>
</office:document-meta>
</file>